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8cm" fo:min-width="3.682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9cm" fo:min-width="3.69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8cm" fo:min-width="3.45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8cm" fo:min-width="4.47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8cm" fo:min-width="1.95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9cm" fo:min-width="1.741cm"/>
    </style:style>
    <style:style style:name="gr12" style:family="graphic" style:parent-style-name="standard">
      <style:graphic-properties draw:fill="none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none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draw:layer="layout" svg:width="3cm" svg:height="3cm" svg:x="1cm" svg:y="5cm">
          <text:p text:style-name="P1">test.tex</text:p>
        </draw:rect>
        <draw:rect draw:style-name="gr1" draw:text-style-name="P1" draw:layer="layout" svg:width="3cm" svg:height="3cm" svg:x="7cm" svg:y="5cm">
          <text:p text:style-name="P1">test.dvi</text:p>
        </draw:rect>
        <draw:line draw:style-name="gr2" draw:text-style-name="P1" draw:layer="layout" svg:x1="4cm" svg:y1="6.5cm" svg:x2="7cm" svg:y2="6.5cm">
          <text:p/>
        </draw:line>
        <draw:frame draw:style-name="gr3" draw:layer="layout" svg:width="4.397cm" svg:height="0.962cm" svg:x="3.203cm" svg:y="3.9cm">
          <draw:text-box>
            <text:p>platex test.tex</text:p>
          </draw:text-box>
        </draw:frame>
        <draw:custom-shape draw:style-name="gr4" draw:text-style-name="P1" draw:layer="layout" svg:width="4cm" svg:height="3cm" svg:x="15.9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5cm" svg:height="2.5cm" svg:x="16.15cm" svg:y="2.2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0cm" svg:y1="6.5cm" svg:x2="16cm" svg:y2="3.5cm">
          <text:p/>
        </draw:line>
        <draw:line draw:style-name="gr2" draw:text-style-name="P1" draw:layer="layout" svg:x1="10cm" svg:y1="6.5cm" svg:x2="16cm" svg:y2="6.5cm">
          <text:p/>
        </draw:line>
        <draw:frame draw:style-name="gr6" draw:layer="layout" svg:width="4.409cm" svg:height="0.962cm" svg:x="11.504cm" svg:y="2.6cm">
          <draw:text-box>
            <text:p>xdvi test.dvi &amp;</text:p>
          </draw:text-box>
        </draw:frame>
        <draw:frame draw:style-name="gr7" draw:layer="layout" svg:width="4.16cm" svg:height="0.962cm" svg:x="11.8cm" svg:y="5.6cm">
          <draw:text-box>
            <text:p>dvips test.dvi</text:p>
          </draw:text-box>
        </draw:frame>
        <draw:frame draw:style-name="gr8" draw:layer="layout" svg:width="5.226cm" svg:height="0.962cm" svg:x="10.774cm" svg:y="9.5cm">
          <draw:text-box>
            <text:p>dvipdfmx test.dvi</text:p>
          </draw:text-box>
        </draw:frame>
        <draw:frame draw:style-name="gr9" draw:layer="layout" svg:width="2.576cm" svg:height="0.962cm" svg:x="16.612cm" svg:y="9.769cm">
          <draw:text-box>
            <text:p>test.pdf</text:p>
          </draw:text-box>
        </draw:frame>
        <draw:line draw:style-name="gr2" draw:text-style-name="P1" draw:layer="layout" svg:x1="10cm" svg:y1="6.5cm" svg:x2="16cm" svg:y2="9.5cm">
          <text:p/>
        </draw:line>
        <draw:custom-shape draw:style-name="gr10" draw:text-style-name="P1" draw:layer="layout" svg:width="4cm" svg:height="2.5cm" svg:x="15.9cm" svg:y="6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2.356cm" svg:height="0.962cm" svg:x="16.722cm" svg:y="6.769cm">
          <draw:text-box>
            <text:p>test.ps</text:p>
          </draw:text-box>
        </draw:frame>
        <draw:custom-shape draw:style-name="gr12" draw:text-style-name="P1" draw:layer="layout" svg:width="4cm" svg:height="2.5cm" svg:x="15.9cm" svg:y="9cm">
          <text:p/>
          <draw:enhanced-geometry svg:viewBox="0 0 21600 21600" draw:type="rectangle" draw:enhanced-path="M 0 0 L 21600 0 21600 21600 0 21600 0 0 Z N"/>
        </draw:custom-shape>
        <draw:rect draw:style-name="gr13" draw:text-style-name="P1" draw:layer="layout" svg:width="20cm" svg:height="11.5cm" svg:x="0.5cm" svg:y="1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さざなみゴシック" style:font-family-generic-asian="system" style:font-pitch-asian="variable" style:font-size-asian="24pt" style:language-asian="ja" style:country-asian="JP" style:font-family-complex="さざなみゴシック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さざなみゴシック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5-28T08:58:29</meta:creation-date>
    <dc:date>2014-05-28T19:12:15</dc:date>
    <meta:editing-duration>PT9H43M15S</meta:editing-duration>
    <meta:editing-cycles>4</meta:editing-cycles>
    <meta:generator>OpenOffice.org/3.3$Unix OpenOffice.org_project/330m20$Build-9567</meta:generator>
    <meta:document-statistic meta:object-count="17"/>
  </office:meta>
</office:document-meta>
</file>